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c1e08" officeooo:paragraph-rsid="000c1e08"/>
    </style:style>
    <style:style style:name="P2" style:family="paragraph" style:parent-style-name="Standard">
      <style:paragraph-properties fo:line-height="200%" fo:text-align="center" style:justify-single-word="false" fo:text-indent="0.5in" style:auto-text-indent="true"/>
      <style:text-properties officeooo:rsid="000dc64f" officeooo:paragraph-rsid="000dc64f"/>
    </style:style>
    <style:style style:name="P3" style:family="paragraph" style:parent-style-name="Standard">
      <style:paragraph-properties fo:line-height="200%" fo:text-align="center" style:justify-single-word="false" fo:text-indent="0.5in" style:auto-text-indent="true"/>
      <style:text-properties style:text-underline-style="solid" style:text-underline-width="auto" style:text-underline-color="font-color" fo:font-weight="bold" officeooo:rsid="000c1e08" officeooo:paragraph-rsid="000dc64f" style:font-weight-asian="bold" style:font-weight-complex="bold"/>
    </style:style>
    <style:style style:name="P4" style:family="paragraph" style:parent-style-name="Standard">
      <style:paragraph-properties fo:line-height="200%" fo:text-align="start" style:justify-single-word="false" fo:text-indent="0.5in" style:auto-text-indent="true"/>
      <style:text-properties style:text-underline-style="none" fo:font-weight="normal" officeooo:rsid="000c1e08" officeooo:paragraph-rsid="000c1e08" style:font-weight-asian="normal" style:font-weight-complex="normal"/>
    </style:style>
    <style:style style:name="P5"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c1e08" officeooo:paragraph-rsid="000c1e08" style:font-weight-asian="bold" style:font-weight-complex="bold"/>
    </style:style>
    <style:style style:name="P6" style:family="paragraph" style:parent-style-name="Standard">
      <style:paragraph-properties fo:line-height="200%" fo:text-align="start" style:justify-single-word="false" fo:text-indent="0.5in" style:auto-text-indent="true"/>
      <style:text-properties style:text-underline-style="none" fo:font-weight="normal" officeooo:rsid="000c1e08" officeooo:paragraph-rsid="000dc64f" style:font-weight-asian="normal" style:font-weight-complex="normal"/>
    </style:style>
    <style:style style:name="P7" style:family="paragraph" style:parent-style-name="Standard">
      <style:paragraph-properties fo:line-height="200%" fo:text-align="start" style:justify-single-word="false" fo:text-indent="0.5in" style:auto-text-indent="true"/>
      <style:text-properties style:text-underline-style="none" fo:font-weight="normal" officeooo:rsid="000dc64f" officeooo:paragraph-rsid="000dc64f" style:font-weight-asian="normal" style:font-weight-complex="normal"/>
    </style:style>
    <style:style style:name="P8" style:family="paragraph" style:parent-style-name="Standard">
      <style:paragraph-properties fo:line-height="200%" fo:text-align="start" style:justify-single-word="false" fo:text-indent="0.5in" style:auto-text-indent="true"/>
      <style:text-properties style:text-underline-style="none" fo:font-weight="normal" officeooo:rsid="000eacd6" officeooo:paragraph-rsid="000eacd6" style:font-weight-asian="normal" style:font-weight-complex="normal"/>
    </style:style>
    <style:style style:name="P9"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eacd6" officeooo:paragraph-rsid="000eacd6" style:font-weight-asian="bold" style:font-weight-complex="bold"/>
    </style:style>
    <style:style style:name="P10"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101add" officeooo:paragraph-rsid="00101add" style:font-weight-asian="bold" style:font-weight-complex="bold"/>
    </style:style>
    <style:style style:name="P11" style:family="paragraph" style:parent-style-name="Standard">
      <style:paragraph-properties fo:line-height="200%" fo:text-align="start" style:justify-single-word="false" fo:text-indent="0.5in" style:auto-text-indent="true"/>
      <style:text-properties style:text-underline-style="none" fo:font-weight="normal" officeooo:rsid="00101add" officeooo:paragraph-rsid="00101add" style:font-weight-asian="normal" style:font-weight-complex="normal"/>
    </style:style>
    <style:style style:name="P12"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102af7" officeooo:paragraph-rsid="00102af7" style:font-weight-asian="bold" style:font-weight-complex="bold"/>
    </style:style>
    <style:style style:name="P13" style:family="paragraph" style:parent-style-name="Standard">
      <style:paragraph-properties fo:line-height="200%" fo:text-align="start" style:justify-single-word="false" fo:text-indent="0.5in" style:auto-text-indent="true"/>
      <style:text-properties style:text-underline-style="none" fo:font-weight="normal" officeooo:rsid="00102af7" officeooo:paragraph-rsid="00102af7" style:font-weight-asian="normal" style:font-weight-complex="normal"/>
    </style:style>
    <style:style style:name="T1" style:family="text">
      <style:text-properties fo:font-style="italic" style:font-style-asian="italic" style:font-style-complex="italic"/>
    </style:style>
    <style:style style:name="T2" style:family="text">
      <style:text-properties officeooo:rsid="000dc64f"/>
    </style:style>
    <style:style style:name="T3" style:family="text">
      <style:text-properties style:text-underline-style="solid" style:text-underline-width="auto" style:text-underline-color="font-color" fo:font-weight="bold" officeooo:rsid="000eacd6" style:font-weight-asian="bold" style:font-weight-complex="bold"/>
    </style:style>
    <style:style style:name="T4" style:family="text">
      <style:text-properties officeooo:rsid="00101add"/>
    </style:style>
    <style:style style:name="T5" style:family="text">
      <style:text-properties officeooo:rsid="00102a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13-20</text:p>
      <text:p text:style-name="P2">Key 5:17 “' <text:span text:style-name="T1">Think not that I am come to destroy the law, or the prophets: I am not come to destroy, but to fulfill.’”</text:span></text:p>
      <text:p text:style-name="P3">Preface</text:p>
      <text:p text:style-name="P4"><text:tab/>Last week we discussed the first part of the Sermon on the Mount, the beatitudes. This week we go on to the next part of the sermon on the mount, we will discuss the meanings and purposes behind these messages. We have to remember at this time, this Sermon was eye opening to not only the disciples but the many followers that Jesus had around him. It was the beginning of when the Pharisees and Sadducees started to take notice of Jesus and was looking for a way to get rid of him. The Romans were also on edge as we discussed because the leaders ie..Pontius Pilate did not want to be deposed by Rome and sentenced to death. This backdrop helps us understand a little of the time in which Jesus lived and why these words of His were so earth shattering. </text:p>
      <text:p text:style-name="P5">Vs. 13</text:p>
      <text:p text:style-name="P4"><text:tab/>A. This is the start of when Jesus started a comparison of things that they people of the time knew about. Salt is a preservative as most of us know, it is also used in the medicine as it is a type of antiseptic and has healing properties.</text:p>
      <text:p text:style-name="P4"><text:tab/>B. By comparing His followers the salt of the earth, Jesus was saying that only one thing can heal the land and that is Himself. Obviously we have the benefit of looking at the whole of scripture and seeing that without Christ there is no us to begin with. </text:p>
      <text:p text:style-name="P4"><text:tab/>C. At the time He was telling the people they were there to help heal the land and to provide spiritual preservation. Our job as Christians is to be that salt here and now. We are to constantly preserve the Word of God so future generations can hear it.</text:p>
      <text:p text:style-name="P4">D. The latter part of the verse is just as important, If we do not do anything with Salvation we have become worthless and simply just need to be thrown out. We are to constantly be doing something with out Salvation. Mostly we are to constantly and consistently spreading the Gospel of Peace.</text:p>
      <text:p text:style-name="P5"><text:soft-page-break/>Vs. 14-<text:span text:style-name="T2">16</text:span></text:p>
      <text:p text:style-name="P4"><text:tab/>A. <text:span text:style-name="T2">Again we see something that the people of the time would be familiar with and that is light. A city or town built on a hill cannot be hidden, and we do not put lamps under bowls or bushels if you were. But we put it on a stand or candlestick so it gives light to all.</text:span></text:p>
      <text:p text:style-name="P4"><text:tab/><text:span text:style-name="T2">B. We see again how we are supposed to act as Christians. In verse 16 this becomes all the more clear. We are not to do things in secret when it comes to our faith. We are to be bold with out faith.</text:span></text:p>
      <text:p text:style-name="P4"><text:span text:style-name="T2"><text:tab/>C. This does not include giving as we can see later on that we are to not make a show but we are to be bold in proclaiming our Christianity to all.</text:span></text:p>
      <text:p text:style-name="P6"><text:span text:style-name="T2"><text:tab/>D. The Gospel is light and like light the only way to chase the darkness back is to constantly increase that light. We are to always proclaim Christ and Him crucified. I Cor. 2:2 “For I am persuaded (or I am resolved) to know nothing among your except Jesus Christ and Him crucified”.</text:span></text:p>
      <text:p text:style-name="P7"><text:s/><text:span text:style-name="T3">Vs. 17 (Key)</text:span></text:p>
      <text:p text:style-name="P8"><text:tab/>A. Many people then as with many people today do not thing we are to follow the law. They really mean to say that Jesus abolished the law. That is not true. When Jesus was speaking of the law He was referring to the Mosaic law, but we do not live under that law that law lead us to Christ.</text:p>
      <text:p text:style-name="P8"><text:tab/>B. Obviously no one could follow the law perfectly, except Jesus. That is why He said He was fulfilling the law. The same rings true of the Prophets. All the prophets pointed to Christ. He was saying I am here, I am who Isaiah, Ezekiel, Daniel, Habakkuk, etc was speaking of. </text:p>
      <text:p text:style-name="P8">C. Jesus was the fulfillment of all the law.</text:p>
      <text:p text:style-name="P8">D. Some of you may be thinking of the Levitic<text:span text:style-name="T4">al</text:span> laws and may be confused if we should still be practicing some of them like Messianic Jews try to like not eating shellfish or wearing clothes made of two different cloths. Those do not apply. Some of them still do like ones referring to relations with relatives, animals and members of the same sex. </text:p>
      <text:p text:style-name="P9"/>
      <text:p text:style-name="P9"/>
      <text:p text:style-name="P9"><text:soft-page-break/>Vs. 18</text:p>
      <text:p text:style-name="P8"><text:tab/>A. The law is the Word of God, and as I preached before, John 1:1 “In the beginning was the Word, the Word was with God and the Word was God.” Beloved the Word of the Lord will remain forever. <text:tab/></text:p>
      <text:p text:style-name="P8"><text:tab/>B. Some people see the 10 commandments as suggestions, they have ranked them from minor to major ones. We in our laws have different penalties for thievery than we do murder, as it should be. However Jesus was saying if you break one you break them all. And all of them are Holy and important. </text:p>
      <text:p text:style-name="P8"><text:tab/>C. <text:span text:style-name="T4">Not one jot or iota. = The little dots under Hebrew letters or above them. For us that would be not a period or apostrophe. Something that is easily missed, but Jesus was saying not one of these will be missed the whole law is to be fulfilled.</text:span></text:p>
      <text:p text:style-name="P8"><text:span text:style-name="T4"><text:tab/>D. For us, as Christians we are not subjected to the law anymore because we put our faith in the fulfillment of the law. For non-Christians on the day of judgment will be judged by the law, and as we can see in the following verses when Jesus teaches about murder, adultery, oaths...etc we all miss the mark, because the mark is perfection not a grading scale.</text:span></text:p>
      <text:p text:style-name="P10">Vs. 19</text:p>
      <text:p text:style-name="P11"><text:tab/>A. This is clearly a warning to those in my position or anyone who preaches the Word or even witnesses to people. Again our faith is in Jesus not works or the law, Jesus is sending out a warning that you must teach everything and not sugarcoat anything.</text:p>
      <text:p text:style-name="P11"><text:tab/>B. This is not a loss of salvation but a loss of reward. We get that from least in Kingdom of Heaven and great in the Kingdom of Heaven. Obviously you have to be saved to get to the Kingdom of Heaven. But there are penalties and rewards for teaching or not teaching about Christ rightly. </text:p>
      <text:p text:style-name="P11">C. We can soften the gospel, we can soften Jesus to a point but it is at the determent of not only ourselves but those hearing and believing in a soft Jesus. I mean believing in Jesus without properly worshiping Him.</text:p>
      <text:p text:style-name="P10"><text:soft-page-break/>Vs. 20</text:p>
      <text:p text:style-name="P11"><text:tab/>A. We all know how Jesus felt about the Sadducees and Pharisees. He called them whitewashed tombs in <text:span text:style-name="T5">Matthew 23. He called them hypocrites and unclean. So why say this?</text:span></text:p>
      <text:p text:style-name="P11"><text:tab/><text:span text:style-name="T5">B. In the time time they were thought of as the holiest of holy people. Most did try to outwardly follow the law to the letter. They would separate themselves from the common people. They were outwardly righteous. </text:span></text:p>
      <text:p text:style-name="P11"><text:span text:style-name="T5">C. That is why Jesus said unless you surpass that, meaning unless inwardly you are to become righteous you cannot taste Heaven. That is why the following verses are important, the ones about murder and adultery and such. Because Jesus was going to show them all things are not a matter of works but a matter of the heart.</text:span></text:p>
      <text:p text:style-name="P12">Closing</text:p>
      <text:p text:style-name="P13">In closing, this is still the beginning of the sermon on the mount. This particular sermon goes until chapter 8. But these parts of this sermon are very important. Jesus was teaching us how we need to act as His followers. We need to be the light of the world and not hide out waiting for death or His return. We are to constantly be the purification of this world. We need to spread His word like one spreads salt to clear roads during a snow or add for taste. </text:p>
      <text:p text:style-name="P13">We are to be reverent for the law and be thankful for the law. The apostle Paul wrote in Romans 7:7 “What shall we say, then? Is the law sinful? Certainly not! Nevertheless, I would not have known what sin was had it not been for the law. For I would not have known what coveting really was if the law had not said, “You shall not covet.” We are to be thankful because without the law and the prophets we would not have Jesus to fulfill both of those.</text:p>
      <text:p text:style-name="P13">And finally We have the ultimate righteousness living inside of of us. His name is Jesus not let us go out and tell others about what He was done for us. <text:s text:c="2"/>----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7T14:19:01.093287671</meta:creation-date>
    <dc:title>default</dc:title>
    <meta:editing-duration>PT9M52S</meta:editing-duration>
    <meta:editing-cycles>2</meta:editing-cycles>
    <meta:generator>LibreOffice/25.8.3.1$Linux_X86_64 LibreOffice_project/580$Build-1</meta:generator>
    <meta:initial-creator>Christopher Lorenzo</meta:initial-creator>
    <dc:date>2026-01-17T15:14:27.782877212</dc:date>
    <dc:creator>Christopher Lorenzo</dc:creator>
    <meta:document-statistic meta:table-count="0" meta:image-count="0" meta:object-count="0" meta:page-count="4" meta:paragraph-count="36" meta:word-count="1450" meta:character-count="7501" meta:non-whitespace-character-count="6057"/>
    <meta:template xlink:type="simple" xlink:actuate="onRequest" xlink:title="default" xlink:href="../../../../../../Templates/default.ott" meta:date="2026-01-17T14:19:00.746465056"/>
  </office:meta>
</office:document-meta>
</file>